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P1" style:parent-style-name="Normale" style:master-page-name="MP0" style:family="paragraph">
      <style:paragraph-properties fo:break-before="page" fo:margin-bottom="0.0694in"/>
    </style:style>
    <style:style style:name="T2" style:parent-style-name="Car.predefinitoparagrafo" style:family="text">
      <style:text-properties style:font-name="Segoe UI" style:font-name-asian="Segoe UI" style:font-name-complex="Segoe UI" fo:font-weight="bold" style:font-weight-asian="bold" style:font-weight-complex="bold" fo:color="#323130" fo:font-size="17pt" style:font-size-asian="17pt" style:font-size-complex="17pt"/>
    </style:style>
    <style:style style:name="P3" style:parent-style-name="Normale" style:family="paragraph">
      <style:paragraph-properties fo:margin-bottom="0.0763in"/>
    </style:style>
    <style:style style:name="T4" style:parent-style-name="Car.predefinitoparagrafo" style:family="text">
      <style:text-properties style:font-name="Segoe UI" style:font-name-asian="Segoe UI" style:font-name-complex="Segoe UI" fo:color="#605E5C"/>
    </style:style>
    <style:style style:name="T5" style:parent-style-name="Car.predefinitoparagrafo" style:family="text">
      <style:text-properties style:font-name="Segoe UI" style:font-name-asian="Segoe UI" style:font-name-complex="Segoe UI" fo:color="#323130"/>
    </style:style>
    <style:style style:name="P6" style:parent-style-name="Normale" style:family="paragraph">
      <style:paragraph-properties fo:margin-bottom="0.0763in"/>
    </style:style>
    <style:style style:name="T7" style:parent-style-name="Car.predefinitoparagrafo" style:family="text">
      <style:text-properties style:font-name="Segoe UI" style:font-name-asian="Segoe UI" style:font-name-complex="Segoe UI" fo:color="#605E5C"/>
    </style:style>
    <style:style style:name="T8" style:parent-style-name="Car.predefinitoparagrafo" style:family="text">
      <style:text-properties style:font-name="Segoe UI" style:font-name-asian="Segoe UI" style:font-name-complex="Segoe UI" fo:color="#323130"/>
    </style:style>
    <style:style style:name="P9" style:parent-style-name="Normale" style:family="paragraph">
      <style:paragraph-properties fo:margin-bottom="0.0763in"/>
    </style:style>
    <style:style style:name="T10" style:parent-style-name="Car.predefinitoparagrafo" style:family="text">
      <style:text-properties style:font-name="Segoe UI" style:font-name-asian="Segoe UI" style:font-name-complex="Segoe UI" fo:color="#605E5C"/>
    </style:style>
    <style:style style:name="T11" style:parent-style-name="Car.predefinitoparagrafo" style:family="text">
      <style:text-properties style:font-name="Segoe UI" style:font-name-asian="Segoe UI" style:font-name-complex="Segoe UI" fo:color="#323130"/>
    </style:style>
    <style:style style:name="P12" style:parent-style-name="Normale" style:family="paragraph">
      <style:paragraph-properties fo:margin-bottom="0.0763in"/>
    </style:style>
    <style:style style:name="T13" style:parent-style-name="Car.predefinitoparagrafo" style:family="text">
      <style:text-properties style:font-name="Segoe UI" style:font-name-asian="Segoe UI" style:font-name-complex="Segoe UI" fo:color="#605E5C"/>
    </style:style>
    <style:style style:name="T14" style:parent-style-name="Car.predefinitoparagrafo" style:family="text">
      <style:text-properties style:font-name="Segoe UI" style:font-name-asian="Segoe UI" style:font-name-complex="Segoe UI" fo:color="#323130"/>
    </style:style>
    <style:style style:name="P15" style:parent-style-name="Normale" style:family="paragraph">
      <style:paragraph-properties fo:margin-bottom="0.0763in"/>
    </style:style>
    <style:style style:name="T16" style:parent-style-name="Car.predefinitoparagrafo" style:family="text">
      <style:text-properties style:font-name="Segoe UI" style:font-name-asian="Segoe UI" style:font-name-complex="Segoe UI" fo:color="#605E5C"/>
    </style:style>
    <style:style style:name="T17" style:parent-style-name="Car.predefinitoparagrafo" style:family="text">
      <style:text-properties style:font-name="Segoe UI" style:font-name-asian="Segoe UI" style:font-name-complex="Segoe UI" fo:color="#323130"/>
    </style:style>
    <style:style style:name="P18" style:parent-style-name="Normale" style:family="paragraph">
      <style:paragraph-properties fo:margin-bottom="0.0763in"/>
    </style:style>
    <style:style style:name="T19" style:parent-style-name="Car.predefinitoparagrafo" style:family="text">
      <style:text-properties style:font-name="Segoe UI" style:font-name-asian="Segoe UI" style:font-name-complex="Segoe UI" fo:color="#605E5C"/>
    </style:style>
    <style:style style:name="T20" style:parent-style-name="Car.predefinitoparagrafo" style:family="text">
      <style:text-properties style:font-name="Segoe UI" style:font-name-asian="Segoe UI" style:font-name-complex="Segoe UI" fo:color="#323130"/>
    </style:style>
    <style:style style:name="P21" style:parent-style-name="Normale" style:family="paragraph">
      <style:paragraph-properties fo:margin-bottom="0.0763in"/>
    </style:style>
    <style:style style:name="T22" style:parent-style-name="Car.predefinitoparagrafo" style:family="text">
      <style:text-properties style:font-name="Segoe UI" style:font-name-asian="Segoe UI" style:font-name-complex="Segoe UI" fo:color="#605E5C"/>
    </style:style>
    <style:style style:name="T23" style:parent-style-name="Car.predefinitoparagrafo" style:family="text">
      <style:text-properties style:font-name="Segoe UI" style:font-name-asian="Segoe UI" style:font-name-complex="Segoe UI" fo:color="#323130"/>
    </style:style>
    <style:style style:name="P24" style:parent-style-name="Normale" style:family="paragraph">
      <style:paragraph-properties fo:margin-bottom="0.0763in"/>
    </style:style>
    <style:style style:name="T25" style:parent-style-name="Car.predefinitoparagrafo" style:family="text">
      <style:text-properties style:font-name="Segoe UI" style:font-name-asian="Segoe UI" style:font-name-complex="Segoe UI" fo:color="#605E5C"/>
    </style:style>
    <style:style style:name="T26" style:parent-style-name="Car.predefinitoparagrafo" style:family="text">
      <style:text-properties style:font-name="Segoe UI" style:font-name-asian="Segoe UI" style:font-name-complex="Segoe UI" fo:color="#323130"/>
    </style:style>
    <style:style style:name="P27" style:parent-style-name="Normale" style:family="paragraph">
      <style:paragraph-properties fo:margin-bottom="0.0763in"/>
    </style:style>
    <style:style style:name="T28" style:parent-style-name="Car.predefinitoparagrafo" style:family="text">
      <style:text-properties style:font-name="Segoe UI" style:font-name-asian="Segoe UI" style:font-name-complex="Segoe UI" fo:color="#605E5C"/>
    </style:style>
    <style:style style:name="T29" style:parent-style-name="Car.predefinitoparagrafo" style:family="text">
      <style:text-properties style:font-name="Segoe UI" style:font-name-asian="Segoe UI" style:font-name-complex="Segoe UI" fo:color="#323130"/>
    </style:style>
    <style:style style:name="P30" style:parent-style-name="Normale" style:family="paragraph">
      <style:paragraph-properties fo:margin-bottom="0.0763in"/>
    </style:style>
    <style:style style:name="T31" style:parent-style-name="Car.predefinitoparagrafo" style:family="text">
      <style:text-properties style:font-name="Segoe UI" style:font-name-asian="Segoe UI" style:font-name-complex="Segoe UI" fo:color="#605E5C"/>
    </style:style>
    <style:style style:name="T32" style:parent-style-name="Car.predefinitoparagrafo" style:family="text">
      <style:text-properties style:font-name="Segoe UI" style:font-name-asian="Segoe UI" style:font-name-complex="Segoe UI" fo:color="#323130"/>
    </style:style>
    <style:style style:name="P33" style:parent-style-name="Normale" style:family="paragraph">
      <style:paragraph-properties fo:margin-bottom="0.0763in"/>
    </style:style>
    <style:style style:name="T34" style:parent-style-name="Car.predefinitoparagrafo" style:family="text">
      <style:text-properties style:font-name="Segoe UI" style:font-name-asian="Segoe UI" style:font-name-complex="Segoe UI" fo:color="#605E5C"/>
    </style:style>
    <style:style style:name="T35" style:parent-style-name="Car.predefinitoparagrafo" style:family="text">
      <style:text-properties style:font-name="Segoe UI" style:font-name-asian="Segoe UI" style:font-name-complex="Segoe UI" fo:color="#323130"/>
    </style:style>
    <style:style style:name="P36" style:parent-style-name="Normale" style:family="paragraph">
      <style:paragraph-properties fo:margin-bottom="0.0763in"/>
    </style:style>
    <style:style style:name="T37" style:parent-style-name="Car.predefinitoparagrafo" style:family="text">
      <style:text-properties style:font-name="Segoe UI" style:font-name-asian="Segoe UI" style:font-name-complex="Segoe UI" fo:color="#605E5C"/>
    </style:style>
    <style:style style:name="T38" style:parent-style-name="Car.predefinitoparagrafo" style:family="text">
      <style:text-properties style:font-name="Segoe UI" style:font-name-asian="Segoe UI" style:font-name-complex="Segoe UI" fo:color="#323130"/>
    </style:style>
    <style:style style:name="P39" style:parent-style-name="Normale" style:family="paragraph">
      <style:paragraph-properties fo:margin-bottom="0.0763in"/>
    </style:style>
    <style:style style:name="T40" style:parent-style-name="Car.predefinitoparagrafo" style:family="text">
      <style:text-properties style:font-name="Segoe UI" style:font-name-asian="Segoe UI" style:font-name-complex="Segoe UI" fo:color="#605E5C"/>
    </style:style>
    <style:style style:name="T41" style:parent-style-name="Car.predefinitoparagrafo" style:family="text">
      <style:text-properties style:font-name="Segoe UI" style:font-name-asian="Segoe UI" style:font-name-complex="Segoe UI" fo:color="#323130"/>
    </style:style>
    <style:style style:name="P42" style:parent-style-name="Normale" style:family="paragraph">
      <style:paragraph-properties fo:margin-bottom="0.0763in"/>
    </style:style>
    <style:style style:name="T43" style:parent-style-name="Car.predefinitoparagrafo" style:family="text">
      <style:text-properties style:font-name="Segoe UI" style:font-name-asian="Segoe UI" style:font-name-complex="Segoe UI" fo:color="#605E5C"/>
    </style:style>
    <style:style style:name="T44" style:parent-style-name="Car.predefinitoparagrafo" style:family="text">
      <style:text-properties style:font-name="Segoe UI" style:font-name-asian="Segoe UI" style:font-name-complex="Segoe UI" fo:color="#323130"/>
    </style:style>
    <style:style style:name="P45" style:parent-style-name="Normale" style:family="paragraph">
      <style:paragraph-properties fo:margin-bottom="0.0763in"/>
    </style:style>
    <style:style style:name="T46" style:parent-style-name="Car.predefinitoparagrafo" style:family="text">
      <style:text-properties style:font-name="Segoe UI" style:font-name-asian="Segoe UI" style:font-name-complex="Segoe UI" fo:color="#605E5C"/>
    </style:style>
    <style:style style:name="T47" style:parent-style-name="Car.predefinitoparagrafo" style:family="text">
      <style:text-properties style:font-name="Segoe UI" style:font-name-asian="Segoe UI" style:font-name-complex="Segoe UI" fo:color="#323130"/>
    </style:style>
    <style:style style:name="P48" style:parent-style-name="Normale" style:family="paragraph">
      <style:paragraph-properties fo:margin-bottom="0.0763in"/>
    </style:style>
    <style:style style:name="T49" style:parent-style-name="Car.predefinitoparagrafo" style:family="text">
      <style:text-properties style:font-name="Segoe UI" style:font-name-asian="Segoe UI" style:font-name-complex="Segoe UI" fo:color="#605E5C"/>
    </style:style>
    <style:style style:name="T50" style:parent-style-name="Car.predefinitoparagrafo" style:family="text">
      <style:text-properties style:font-name="Segoe UI" style:font-name-asian="Segoe UI" style:font-name-complex="Segoe UI" fo:color="#323130"/>
    </style:style>
    <style:style style:name="P51" style:parent-style-name="Normale" style:family="paragraph">
      <style:paragraph-properties fo:margin-bottom="0.0763in"/>
    </style:style>
    <style:style style:name="T52" style:parent-style-name="Car.predefinitoparagrafo" style:family="text">
      <style:text-properties style:font-name="Segoe UI" style:font-name-asian="Segoe UI" style:font-name-complex="Segoe UI" fo:color="#605E5C"/>
    </style:style>
    <style:style style:name="T53" style:parent-style-name="Car.predefinitoparagrafo" style:family="text">
      <style:text-properties style:font-name="Segoe UI" style:font-name-asian="Segoe UI" style:font-name-complex="Segoe UI" fo:color="#323130"/>
    </style:style>
    <style:style style:name="P54" style:parent-style-name="Normale" style:family="paragraph">
      <style:paragraph-properties fo:margin-bottom="0.0763in"/>
    </style:style>
    <style:style style:name="T55" style:parent-style-name="Car.predefinitoparagrafo" style:family="text">
      <style:text-properties style:font-name="Segoe UI" style:font-name-asian="Segoe UI" style:font-name-complex="Segoe UI" fo:color="#605E5C"/>
    </style:style>
    <style:style style:name="T56" style:parent-style-name="Car.predefinitoparagrafo" style:family="text">
      <style:text-properties style:font-name="Segoe UI" style:font-name-asian="Segoe UI" style:font-name-complex="Segoe UI" fo:color="#323130"/>
    </style:style>
    <style:style style:name="P57" style:parent-style-name="Normale" style:family="paragraph">
      <style:paragraph-properties fo:margin-bottom="0.0763in"/>
    </style:style>
    <style:style style:name="T58" style:parent-style-name="Car.predefinitoparagrafo" style:family="text">
      <style:text-properties style:font-name="Segoe UI" style:font-name-asian="Segoe UI" style:font-name-complex="Segoe UI" fo:color="#605E5C"/>
    </style:style>
    <style:style style:name="T59" style:parent-style-name="Car.predefinitoparagrafo" style:family="text">
      <style:text-properties style:font-name="Segoe UI" style:font-name-asian="Segoe UI" style:font-name-complex="Segoe UI" fo:color="#323130"/>
    </style:style>
    <style:style style:name="P60" style:parent-style-name="Normale" style:family="paragraph">
      <style:paragraph-properties fo:margin-bottom="0.0763in"/>
    </style:style>
    <style:style style:name="T61" style:parent-style-name="Car.predefinitoparagrafo" style:family="text">
      <style:text-properties style:font-name="Segoe UI" style:font-name-asian="Segoe UI" style:font-name-complex="Segoe UI" fo:color="#605E5C"/>
    </style:style>
    <style:style style:name="T62" style:parent-style-name="Car.predefinitoparagrafo" style:family="text">
      <style:text-properties style:font-name="Segoe UI" style:font-name-asian="Segoe UI" style:font-name-complex="Segoe UI" fo:color="#323130"/>
    </style:style>
    <style:style style:name="P63" style:parent-style-name="Normale" style:family="paragraph">
      <style:paragraph-properties fo:margin-bottom="0.0763in"/>
    </style:style>
    <style:style style:name="T64" style:parent-style-name="Car.predefinitoparagrafo" style:family="text">
      <style:text-properties style:font-name="Segoe UI" style:font-name-asian="Segoe UI" style:font-name-complex="Segoe UI" fo:color="#605E5C"/>
    </style:style>
    <style:style style:name="T65" style:parent-style-name="Car.predefinitoparagrafo" style:family="text">
      <style:text-properties style:font-name="Segoe UI" style:font-name-asian="Segoe UI" style:font-name-complex="Segoe UI" fo:color="#323130"/>
    </style:style>
    <style:style style:name="P66" style:parent-style-name="Normale" style:family="paragraph">
      <style:paragraph-properties fo:margin-bottom="0.0763in"/>
    </style:style>
    <style:style style:name="T67" style:parent-style-name="Car.predefinitoparagrafo" style:family="text">
      <style:text-properties style:font-name="Segoe UI" style:font-name-asian="Segoe UI" style:font-name-complex="Segoe UI" fo:color="#605E5C"/>
    </style:style>
    <style:style style:name="T68" style:parent-style-name="Car.predefinitoparagrafo" style:family="text">
      <style:text-properties style:font-name="Segoe UI" style:font-name-asian="Segoe UI" style:font-name-complex="Segoe UI" fo:color="#323130"/>
    </style:style>
    <style:style style:name="P69" style:parent-style-name="Normale" style:family="paragraph">
      <style:paragraph-properties fo:margin-bottom="0.0763in"/>
    </style:style>
    <style:style style:name="T70" style:parent-style-name="Car.predefinitoparagrafo" style:family="text">
      <style:text-properties style:font-name="Segoe UI" style:font-name-asian="Segoe UI" style:font-name-complex="Segoe UI" fo:color="#605E5C"/>
    </style:style>
    <style:style style:name="T71" style:parent-style-name="Car.predefinitoparagrafo" style:family="text">
      <style:text-properties style:font-name="Segoe UI" style:font-name-asian="Segoe UI" style:font-name-complex="Segoe UI" fo:color="#323130"/>
    </style:style>
    <style:style style:name="P72" style:parent-style-name="Normale" style:family="paragraph">
      <style:paragraph-properties fo:margin-bottom="0.0763in"/>
    </style:style>
    <style:style style:name="T73" style:parent-style-name="Car.predefinitoparagrafo" style:family="text">
      <style:text-properties style:font-name="Segoe UI" style:font-name-asian="Segoe UI" style:font-name-complex="Segoe UI" fo:color="#605E5C"/>
    </style:style>
    <style:style style:name="T74" style:parent-style-name="Car.predefinitoparagrafo" style:family="text">
      <style:text-properties style:font-name="Segoe UI" style:font-name-asian="Segoe UI" style:font-name-complex="Segoe UI" fo:color="#323130"/>
    </style:style>
    <style:style style:name="P75" style:parent-style-name="Normale" style:family="paragraph">
      <style:paragraph-properties fo:margin-bottom="0.0763in"/>
    </style:style>
    <style:style style:name="T76" style:parent-style-name="Car.predefinitoparagrafo" style:family="text">
      <style:text-properties style:font-name="Segoe UI" style:font-name-asian="Segoe UI" style:font-name-complex="Segoe UI" fo:color="#605E5C"/>
    </style:style>
    <style:style style:name="T77" style:parent-style-name="Car.predefinitoparagrafo" style:family="text">
      <style:text-properties style:font-name="Segoe UI" style:font-name-asian="Segoe UI" style:font-name-complex="Segoe UI" fo:color="#323130"/>
    </style:style>
    <style:style style:name="P78" style:parent-style-name="Normale" style:family="paragraph">
      <style:paragraph-properties fo:margin-bottom="0.0763in"/>
    </style:style>
    <style:style style:name="T79" style:parent-style-name="Car.predefinitoparagrafo" style:family="text">
      <style:text-properties style:font-name="Segoe UI" style:font-name-asian="Segoe UI" style:font-name-complex="Segoe UI" fo:color="#605E5C"/>
    </style:style>
    <style:style style:name="T80" style:parent-style-name="Car.predefinitoparagrafo" style:family="text">
      <style:text-properties style:font-name="Segoe UI" style:font-name-asian="Segoe UI" style:font-name-complex="Segoe UI" fo:color="#323130"/>
    </style:style>
    <style:style style:name="P81" style:parent-style-name="Normale" style:family="paragraph">
      <style:paragraph-properties fo:margin-bottom="0.0763in"/>
    </style:style>
    <style:style style:name="T82" style:parent-style-name="Car.predefinitoparagrafo" style:family="text">
      <style:text-properties style:font-name="Segoe UI" style:font-name-asian="Segoe UI" style:font-name-complex="Segoe UI" fo:color="#605E5C"/>
    </style:style>
    <style:style style:name="T83" style:parent-style-name="Car.predefinitoparagrafo" style:family="text">
      <style:text-properties style:font-name="Segoe UI" style:font-name-asian="Segoe UI" style:font-name-complex="Segoe UI" fo:color="#323130"/>
    </style:style>
  </office:automatic-styles>
  <office:body>
    <office:text text:use-soft-page-breaks="true">
      <text:p text:style-name="P1"><text:span text:style-name="T2">Il service design nella PA italiana - Intervista a Marco Maria Predazzo</text:span></text:p>
      <text:p text:style-name="P3"><text:span text:style-name="T4"><text:line-break/>0:04</text:span><text:span text:style-name="T5"><text:line-break/>Sono Marco Maria Pedrazzo, Head of Design del Dipartimento di Trasformazione Digitale. ComeHead of Design mi occupo sostanzialmente di due cose, la prima è il coordinamento organizzativo delle professionalità dei designer che lavorano ai progetti del dipartimento e la seconda è la responsabilità del progetto Designers Italia che è un progetto che ha l'obiettivo di diffondere la cultura della progettazione all'interno della pubblica amministrazione.</text:span></text:p>
      <text:p text:style-name="P6"><text:span text:style-name="T7"><text:line-break/>0:30</text:span><text:span text:style-name="T8"><text:line-break/>Come mai in questo momento storico il design dei servizi digitali sta assumendo un ruolo così centrale rispetto al settore pubblico? Come sempre in questi casi, la risposta non può essere una sola, sicuramente.</text:span></text:p>
      <text:p text:style-name="P9"><text:span text:style-name="T10"><text:line-break/>0:44</text:span><text:span text:style-name="T11"><text:line-break/>Le persone hanno nel tempo acquisito sempre più competenze nel mondo del digitale e quindi si rendono sempre più conto che non è tanto la tecnologia essere rilevante per loro, ma quale valore i servizi che vengono mediati dalla tecnologia gli possono portare come li fanno sentire, a che cosa gli danno accesso oppure quale fatica gli evitano. Secondo luogo questo chiaramente viene recepito dalle aziende che si occupano di progettare per il digitale o prodotti digitali o piattaforme digitali.</text:span></text:p>
      <text:p text:style-name="P12"><text:span text:style-name="T13"><text:line-break/>1:15</text:span><text:span text:style-name="T14"><text:line-break/>Al punto tale che le aziende che sono che integrano i processi di design, in particolare di design, dei servizi all'interno delle loro organizzazioni. Alcune ricerche dicano che arrivano a performare anche due volte meglio rispetto ai benchmark di mercato.</text:span></text:p>
      <text:p text:style-name="P15"><text:span text:style-name="T16"><text:line-break/>1:29</text:span><text:span text:style-name="T17"><text:line-break/>Questo non poteva restare fuori dal discorso dei servizi pubblici proprio perché sono i servizi per eccellenza, come tutti hanno diritto e su questo bisogna dire che l'Europa ha fatto sicuramente molto perché a partire dal Digital Compass e dal e Government benchmark e dalle misure degli indicatori del desi, si vede via via sempre più una centralità e un'attenzione legata a come i cittadini possono usufruire dei servizi. Quindi non tanto.</text:span></text:p>
      <text:p text:style-name="P18"><text:span text:style-name="T19"><text:line-break/>2:01</text:span><text:span text:style-name="T20"><text:line-break/>Con tanto concentrarsi su non solo, almeno concentrarsi sulla tecnologia sull'infrastruttura, ma proprio su tutto quel layer che permette al cittadino di ottenere ciò che vuole o ciò di cui ha diritto. Qual è il ruolo del designer nella progettazione di un servizio digitale di qualità?</text:span></text:p>
      <text:p text:style-name="P21"><text:span text:style-name="T22"><text:line-break/>2:21</text:span><text:span text:style-name="T23"><text:line-break/>Beh, innanzitutto cerchiamo di capire che cos'è un designer. Se traduciamo questo termine dall'inglese, contrariamente a quello che magari molti pensano, non parliamo di disegnatori, ma parliamo di progettisti. Il progettista cosa fa? Primo cerca di capire per chi sta progettando e quale problema sta cercando di risolvere per lui.</text:span></text:p>
      <text:p text:style-name="P24"><text:span text:style-name="T25"><text:line-break/>2:42</text:span><text:span text:style-name="T26"><text:line-break/>Secondo.</text:span></text:p>
      <text:soft-page-break/>
      <text:p text:style-name="P27"><text:span text:style-name="T28"><text:line-break/>2:44</text:span><text:span text:style-name="T29"><text:line-break/>Orchestra e esegue un processo che è fatto per fasi normalmente cicliche che si che si ripetono avvicinandosi mano a mano alla soluzione.</text:span></text:p>
      <text:p text:style-name="P30"><text:span text:style-name="T31"><text:line-break/>2:56</text:span><text:span text:style-name="T32"><text:line-break/>Che è fatto di 1 1, prima fase che è quella organizzativa, una fase che mira a comprendere fino in fondo il problema dell'utente mettendosi nelle sue scarpe e raccogliendo i punti di vista di tutti i portatori di interesse che ruotano intorno a una possibile soluzione terzo, progettare una soluzione, quindi cercare di capire qual è la strada con con la minore, con la minore frizione con la minore resistenza per uscire a portare un servizio all'utente finale.</text:span></text:p>
      <text:p text:style-name="P33"><text:span text:style-name="T34"><text:line-break/>3:25</text:span><text:span text:style-name="T35"><text:line-break/>Prototipare questa soluzione, quindi una fase realizzativa che mira a creare appunto o un prototipo direttamente la soluzione finale.</text:span></text:p>
      <text:p text:style-name="P36"><text:span text:style-name="T37"><text:line-break/>3:34</text:span><text:span text:style-name="T38"><text:line-break/>Una fase di validazione con gli utenti il cui scopo è da una parte assicurarsi che ciò che è stato progettato effettivamente risponda al primo problema dell'utente e.</text:span></text:p>
      <text:p text:style-name="P39"><text:span text:style-name="T40"><text:line-break/>3:47</text:span><text:span text:style-name="T41"><text:line-break/>In seconda battuta derivare delle informazioni per migliorare in maniera iterativa il servizio, è chiaro che questo tipo di attività si può prestare a diversi campi fatti. Parliamo di designer, di servizi. Quando guardiamo alla parte più se vogliamo.</text:span></text:p>
      <text:p text:style-name="P42"><text:span text:style-name="T43"><text:line-break/>4:04</text:span><text:span text:style-name="T44"><text:line-break/>Alta, più astratta dei flussi di servizio tra i vari attori.</text:span></text:p>
      <text:p text:style-name="P45"><text:span text:style-name="T46"><text:line-break/>4:10</text:span><text:span text:style-name="T47"><text:line-break/>Parliamo di designer, di contenuti per quelli che progettano come i testi e come le immagini contribuiscono a portare un messaggio al. In questo caso al cittadino. Parliamo di designer di interfacce, invece ai famosi UI, per quelli che si occupano di effettivamente montare, studiare come si organizzano II passaggi tra le diverse schermate piuttosto che.</text:span></text:p>
      <text:p text:style-name="P48"><text:span text:style-name="T49"><text:line-break/>4:37</text:span><text:span text:style-name="T50"><text:line-break/>Singolo blocco di testo, una singola il singolo bottone o la singola.</text:span></text:p>
      <text:p text:style-name="P51"><text:span text:style-name="T52"><text:line-break/>4:43</text:span><text:span text:style-name="T53"><text:line-break/>Funzionalità all'interno del della della Schermata.</text:span></text:p>
      <text:p text:style-name="P54"><text:span text:style-name="T55"><text:line-break/>4:46</text:span><text:span text:style-name="T56"><text:line-break/>Come possono fare le amministrazioni a realizzare ed erogare servizi digitali di qualità non avendo sempre a disposizione risorse interne dedicate? Sicuramente una domanda molto pertinente, perché dobbiamo ricordarci che, almeno per quanto hanno notizie io non esistevano dei designer all'interno della pubblica amministrazione prima del del 2017.</text:span></text:p>
      <text:p text:style-name="P57"><text:span text:style-name="T58"><text:line-break/>5:10</text:span><text:span text:style-name="T59"><text:line-break/>La professione è sicuramente una professione ancora giovane.</text:span></text:p>
      <text:soft-page-break/>
      <text:p text:style-name="P60"><text:span text:style-name="T61"><text:line-break/>5:14</text:span><text:span text:style-name="T62"><text:line-break/>E penso che sia molto possa essere molto difficoltoso, specialmente per quegli enti più piccoli, immaginare di avere delle persone che hanno una professionalità verticale.</text:span></text:p>
      <text:p text:style-name="P63"><text:span text:style-name="T64"><text:line-break/>5:24</text:span><text:span text:style-name="T65"><text:line-break/>Su su questo tema, anche per questo è nato il progetto Designers Italia, cioè un progetto che cerca di mettere a disposizione da una parte dei dei risultati finiti, penso al modello dei comuni o al modello delle scuole, ovvero restituire.</text:span></text:p>
      <text:p text:style-name="P66"><text:span text:style-name="T67"><text:line-break/>5:41</text:span><text:span text:style-name="T68"><text:line-break/>Serie di enti che possono avere un problema simile, il risultato di un'attività di ricerca, progettazione e validazione che migliora nel tempo.</text:span></text:p>
      <text:p text:style-name="P69"><text:span text:style-name="T70"><text:line-break/>5:51</text:span><text:span text:style-name="T71"><text:line-break/>In secondo luogo ci sono degli strumenti che possiamo annoverare sotto il nome di Design System, che aiutano sono un pochettino i Mattoncini Lego, che aiutano a montare le interfacce per quegli enti che invece magari hanno già un.</text:span></text:p>
      <text:p text:style-name="P72"><text:span text:style-name="T73"><text:line-break/>6:04</text:span><text:span text:style-name="T74"><text:line-break/>Un pochettino più di capacità e di banda operativa per costruirsi dei flussi da soli. Per chi invece inizia un percorso di comprensione.</text:span></text:p>
      <text:p text:style-name="P75"><text:span text:style-name="T76"><text:line-break/>6:15</text:span><text:span text:style-name="T77"><text:line-break/>Dei problemi degli utenti o vuole provare a entrare all'interno di questi processi, magari con lo scopo di migliorare l'ingaggio di un fornitore o definire meglio il primite di un progetto? Designers Italia mette a disposizione una serie di kit che aiutano passo passo all'interno delle 5 fasi del processo, ad esempio a costruire un'analisi del contesto degli stakeholder oppure a progettare un'interfaccia OA definire un'architettura informativa.</text:span></text:p>
      <text:p text:style-name="P78"><text:span text:style-name="T79"><text:line-break/>6:46</text:span><text:span text:style-name="T80"><text:line-break/>O effettuare un test utente o ancora gestire magari la privacy all'interno del del processo o del proprio sito.</text:span></text:p>
      <text:p text:style-name="P81"><text:span text:style-name="T82"><text:line-break/>6:57</text:span><text:span text:style-name="T83"><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it" fo:country="IT" style:language-asian="it" style:country-asian="IT" style:language-complex="ar" style:country-complex="SA" style:text-combine="none" fo:hyphenate="true"/>
    </style:default-style>
    <style:style style:name="Titolo1" style:display-name="Titolo 1" style:family="paragraph" style:default-outline-level="1">
      <style:text-properties fo:color="#2E74B5" fo:font-size="16pt" style:font-size-asian="16pt" style:font-size-complex="16pt" fo:hyphenate="false"/>
    </style:style>
    <style:style style:name="Titolo2" style:display-name="Titolo 2" style:family="paragraph" style:default-outline-level="2">
      <style:text-properties fo:color="#2E74B5" fo:font-size="13pt" style:font-size-asian="13pt" style:font-size-complex="13pt" fo:hyphenate="false"/>
    </style:style>
    <style:style style:name="Titolo3" style:display-name="Titolo 3" style:family="paragraph" style:default-outline-level="3">
      <style:text-properties fo:color="#1F4D78" fo:font-size="12pt" style:font-size-asian="12pt" style:font-size-complex="12pt" fo:hyphenate="false"/>
    </style:style>
    <style:style style:name="Titolo4" style:display-name="Titolo 4" style:family="paragraph" style:default-outline-level="4">
      <style:text-properties fo:font-style="italic" style:font-style-asian="italic" style:font-style-complex="italic" fo:color="#2E74B5" fo:hyphenate="false"/>
    </style:style>
    <style:style style:name="Titolo5" style:display-name="Titolo 5" style:family="paragraph" style:default-outline-level="5">
      <style:text-properties fo:color="#2E74B5" fo:hyphenate="false"/>
    </style:style>
    <style:style style:name="Titolo6" style:display-name="Titolo 6" style:family="paragraph" style:default-outline-level="6">
      <style:text-properties fo:color="#1F4D78" fo:hyphenate="false"/>
    </style:style>
    <style:style style:name="Normale" style:display-name="Normale" style:family="paragraph">
      <style:text-properties fo:hyphenate="false"/>
    </style:style>
    <style:style style:name="Car.predefinitoparagrafo" style:display-name="Car. predefinito paragrafo" style:family="text"/>
    <style:style style:name="Titolo" style:display-name="Titolo" style:family="paragraph">
      <style:text-properties fo:font-size="28pt" style:font-size-asian="28pt" style:font-size-complex="28pt" fo:hyphenate="false"/>
    </style:style>
    <style:style style:name="Enfasigrassetto1" style:display-name="Enfasi (grassetto)1" style:family="paragraph">
      <style:text-properties fo:font-weight="bold" style:font-weight-asian="bold" style:font-weight-complex="bold" fo:hyphenate="false"/>
    </style:style>
    <style:style style:name="Paragrafoelenco" style:display-name="Paragrafo elenco" style:family="paragraph">
      <style:text-properties fo:hyphenate="false"/>
    </style:style>
    <style:style style:name="Collegamentoipertestuale" style:display-name="Collegamento ipertestuale" style:family="text">
      <style:text-properties fo:color="#0563C1" style:text-underline-type="single" style:text-underline-style="solid" style:text-underline-width="auto" style:text-underline-mode="continuous"/>
    </style:style>
    <style:style style:name="Rimandonotaapièdipagina" style:display-name="Rimando nota a piè di pagina" style:family="text">
      <style:text-properties style:text-position="super 65%"/>
    </style:style>
    <style:style style:name="Testonotaapièdipagina" style:display-name="Testo nota a piè di pagina" style:family="paragraph">
      <style:text-properties fo:hyphenate="false"/>
    </style:style>
    <style:style style:name="TestonotaapièdipaginaCarattere" style:display-name="Testo nota a piè di pagina Carattere" style:family="text">
      <style:text-properties fo:font-size="10pt" style:font-size-asian="10pt" style:font-size-complex="10pt"/>
    </style:style>
    <text:notes-configuration text:note-class="footnote" text:citation-style-name="Rimandonotaapièdipagina" text:citation-body-style-name="Rimandonotaapièdipagina"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Un-named</meta:initial-creator>
    <dc:creator>Daniele Tabellini</dc:creator>
    <meta:creation-date>2023-11-16T15:54:00Z</meta:creation-date>
    <dc:date>2023-11-16T15:54:00Z</dc:date>
    <meta:template xlink:href="Normal.dotm" xlink:type="simple"/>
    <meta:editing-cycles>2</meta:editing-cycles>
    <meta:editing-duration>PT0S</meta:editing-duration>
    <meta:document-statistic meta:page-count="3" meta:paragraph-count="12" meta:word-count="941" meta:character-count="6297" meta:row-count="44" meta:non-whitespace-character-count="5368"/>
  </office:meta>
</office:document-meta>
</file>